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Implement<text:s/>operation execution.</text:p>
      <text:p text:style-name="Standard">-Implement dynamic variable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and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soft-page-break/>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soft-page-break/>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text:s/><text:soft-page-break/>(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soft-page-break/>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20T13:36:00Z</dc:date>
    <meta:template xlink:href="Normal.dotm" xlink:type="simple"/>
    <meta:editing-cycles>424</meta:editing-cycles>
    <meta:editing-duration>PT186480S</meta:editing-duration>
    <meta:document-statistic meta:page-count="5" meta:paragraph-count="21" meta:word-count="1594" meta:character-count="10659" meta:row-count="75" meta:non-whitespace-character-count="9086"/>
  </office:meta>
</office:document-meta>
</file>